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weight="normal" officeooo:paragraph-rsid="000b2286"/>
    </style:style>
    <style:style style:name="P2" style:family="paragraph" style:parent-style-name="Standard">
      <style:paragraph-properties fo:text-align="justify" style:justify-single-word="false"/>
      <style:text-properties style:font-name="Arial" fo:font-weight="normal" officeooo:rsid="000b59ed" officeooo:paragraph-rsid="000b59ed"/>
    </style:style>
    <style:style style:name="P3"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normal" officeooo:rsid="000b2286" officeooo:paragraph-rsid="000b2286" style:font-weight-asian="normal" style:font-weight-complex="normal"/>
    </style:style>
    <style:style style:name="P4"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normal" officeooo:rsid="000b59ed" officeooo:paragraph-rsid="000b2286" style:font-weight-asian="normal" style:font-weight-complex="normal"/>
    </style:style>
    <style:style style:name="P5"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normal" officeooo:rsid="000b59ed" officeooo:paragraph-rsid="000b59ed" style:font-weight-asian="normal" style:font-weight-complex="normal"/>
    </style:style>
    <style:style style:name="P6"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normal" officeooo:rsid="000b8304" officeooo:paragraph-rsid="000b59ed" style:font-weight-asian="normal" style:font-weight-complex="normal"/>
    </style:style>
    <style:style style:name="P7"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normal" officeooo:rsid="000d3a03" officeooo:paragraph-rsid="000b59ed" style:font-weight-asian="normal" style:font-weight-complex="normal"/>
    </style:style>
    <style:style style:name="P8"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normal" officeooo:rsid="000d3a03" officeooo:paragraph-rsid="000d3a03" style:font-weight-asian="normal" style:font-weight-complex="normal"/>
    </style:style>
    <style:style style:name="P9"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normal" officeooo:rsid="001144f0" officeooo:paragraph-rsid="000d3a03" style:font-weight-asian="normal" style:font-weight-complex="normal"/>
    </style:style>
    <style:style style:name="P10"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normal" officeooo:rsid="001144f0" officeooo:paragraph-rsid="001144f0" style:font-weight-asian="normal" style:font-weight-complex="normal"/>
    </style:style>
    <style:style style:name="P11"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normal" officeooo:rsid="0012f4e5" officeooo:paragraph-rsid="001144f0" style:font-weight-asian="normal" style:font-weight-complex="normal"/>
    </style:style>
    <style:style style:name="P12"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normal" officeooo:rsid="0014fb96" officeooo:paragraph-rsid="0014fb96" style:font-weight-asian="normal" style:font-weight-complex="normal"/>
    </style:style>
    <style:style style:name="P13"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normal" officeooo:rsid="001673f2" officeooo:paragraph-rsid="0014fb96" style:font-weight-asian="normal" style:font-weight-complex="normal"/>
    </style:style>
    <style:style style:name="P14"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normal" officeooo:rsid="00186877" officeooo:paragraph-rsid="00186877" style:font-weight-asian="normal" style:font-weight-complex="normal"/>
    </style:style>
    <style:style style:name="P15"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bold" officeooo:rsid="000d3a03" officeooo:paragraph-rsid="000b59ed" style:font-weight-asian="bold" style:font-weight-complex="bold"/>
    </style:style>
    <style:style style:name="P16"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bold" officeooo:rsid="000d3a03" officeooo:paragraph-rsid="000d3a03" style:font-weight-asian="bold" style:font-weight-complex="bold"/>
    </style:style>
    <style:style style:name="P17"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bold" officeooo:rsid="000b59ed" officeooo:paragraph-rsid="00227ef0" style:font-weight-asian="bold" style:font-weight-complex="bold"/>
    </style:style>
    <style:style style:name="P18"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bold" officeooo:rsid="0012f4e5" officeooo:paragraph-rsid="001144f0" style:font-weight-asian="bold" style:font-weight-complex="bold"/>
    </style:style>
    <style:style style:name="P19" style:family="paragraph" style:parent-style-name="Standard">
      <style:paragraph-properties fo:text-align="justify" style:justify-single-word="false"/>
      <style:text-properties fo:font-variant="normal" fo:text-transform="none" fo:color="#1d2228" style:font-name="Verdana" fo:font-size="12pt" fo:letter-spacing="normal" fo:language="en" fo:country="US" fo:font-style="normal" fo:font-weight="bold" officeooo:rsid="001673f2" officeooo:paragraph-rsid="0014fb96" style:font-weight-asian="bold" style:font-weight-complex="bold"/>
    </style:style>
    <style:style style:name="P20" style:family="paragraph" style:parent-style-name="Standard">
      <style:paragraph-properties fo:text-align="center" style:justify-single-word="false"/>
      <style:text-properties style:font-name="Verdana" fo:language="en" fo:country="US" fo:font-weight="bold" officeooo:rsid="0008eb92" officeooo:paragraph-rsid="0008eb92" style:font-weight-asian="bold" style:font-weight-complex="bold"/>
    </style:style>
    <style:style style:name="P21" style:family="paragraph" style:parent-style-name="Standard">
      <style:paragraph-properties fo:text-align="center" style:justify-single-word="false"/>
      <style:text-properties style:font-name="Verdana" fo:language="en" fo:country="US" fo:font-weight="bold" officeooo:rsid="0009538e" officeooo:paragraph-rsid="0009538e" style:font-weight-asian="bold" style:font-weight-complex="bold"/>
    </style:style>
    <style:style style:name="P22" style:family="paragraph" style:parent-style-name="Standard">
      <style:paragraph-properties fo:text-align="justify" style:justify-single-word="false"/>
      <style:text-properties style:font-name="Verdana" fo:language="en" fo:country="US" fo:font-weight="bold" officeooo:rsid="000b12a0" officeooo:paragraph-rsid="000b12a0" style:font-weight-asian="bold" style:font-weight-complex="bold"/>
    </style:style>
    <style:style style:name="P23" style:family="paragraph" style:parent-style-name="Standard">
      <style:paragraph-properties fo:text-align="justify" style:justify-single-word="false"/>
      <style:text-properties style:font-name="Verdana" fo:language="en" fo:country="US" fo:font-weight="bold" officeooo:rsid="000b59ed" officeooo:paragraph-rsid="000d3a03" style:font-weight-asian="bold" style:font-weight-complex="bold"/>
    </style:style>
    <style:style style:name="P24" style:family="paragraph" style:parent-style-name="Standard">
      <style:paragraph-properties fo:text-align="justify" style:justify-single-word="false"/>
      <style:text-properties style:font-name="Verdana" fo:language="en" fo:country="US" fo:font-weight="bold" officeooo:rsid="000b59ed" officeooo:paragraph-rsid="001144f0" style:font-weight-asian="bold" style:font-weight-complex="bold"/>
    </style:style>
    <style:style style:name="P25" style:family="paragraph" style:parent-style-name="Standard">
      <style:paragraph-properties fo:text-align="justify" style:justify-single-word="false"/>
      <style:text-properties style:font-name="Verdana" fo:language="en" fo:country="US" fo:font-weight="bold" officeooo:rsid="0012f4e5" officeooo:paragraph-rsid="0012f4e5" style:font-weight-asian="bold" style:font-weight-complex="bold"/>
    </style:style>
    <style:style style:name="P26" style:family="paragraph" style:parent-style-name="Standard">
      <style:paragraph-properties fo:text-align="justify" style:justify-single-word="false"/>
      <style:text-properties style:font-name="Verdana" fo:language="en" fo:country="US" fo:font-weight="bold" officeooo:rsid="0012f4e5" officeooo:paragraph-rsid="0022fdac" style:font-weight-asian="bold" style:font-weight-complex="bold"/>
    </style:style>
    <style:style style:name="P27" style:family="paragraph" style:parent-style-name="Standard">
      <style:paragraph-properties fo:text-align="justify" style:justify-single-word="false"/>
      <style:text-properties style:font-name="Verdana" fo:language="en" fo:country="US" fo:font-weight="bold" officeooo:rsid="00138dbc" officeooo:paragraph-rsid="00138dbc" style:font-weight-asian="bold" style:font-weight-complex="bold"/>
    </style:style>
    <style:style style:name="P28" style:family="paragraph" style:parent-style-name="Standard">
      <style:paragraph-properties fo:text-align="justify" style:justify-single-word="false"/>
      <style:text-properties style:font-name="Verdana" fo:language="en" fo:country="US" fo:font-weight="bold" officeooo:rsid="00138dbc" officeooo:paragraph-rsid="00180cb4" style:font-weight-asian="bold" style:font-weight-complex="bold"/>
    </style:style>
    <style:style style:name="P29" style:family="paragraph" style:parent-style-name="Standard">
      <style:paragraph-properties fo:text-align="justify" style:justify-single-word="false"/>
      <style:text-properties style:font-name="Verdana" fo:language="en" fo:country="US" fo:font-weight="bold" officeooo:rsid="0014fb96" officeooo:paragraph-rsid="0014fb96" style:font-weight-asian="bold" style:font-weight-complex="bold"/>
    </style:style>
    <style:style style:name="P30" style:family="paragraph" style:parent-style-name="Standard">
      <style:paragraph-properties fo:text-align="justify" style:justify-single-word="false"/>
      <style:text-properties style:font-name="Verdana" fo:language="en" fo:country="US" fo:font-weight="bold" officeooo:rsid="00186877" officeooo:paragraph-rsid="00186877" style:font-weight-asian="bold" style:font-weight-complex="bold"/>
    </style:style>
    <style:style style:name="P31" style:family="paragraph" style:parent-style-name="Standard">
      <style:paragraph-properties fo:text-align="center" style:justify-single-word="false"/>
      <style:text-properties style:font-name="Verdana" fo:language="en" fo:country="US" fo:font-weight="normal" officeooo:rsid="0008eb92" officeooo:paragraph-rsid="0008eb92" style:font-weight-asian="normal" style:font-weight-complex="normal"/>
    </style:style>
    <style:style style:name="P32" style:family="paragraph" style:parent-style-name="Standard">
      <style:paragraph-properties fo:text-align="center" style:justify-single-word="false"/>
      <style:text-properties style:font-name="Verdana" fo:language="en" fo:country="US" fo:font-weight="normal" officeooo:rsid="0009538e" officeooo:paragraph-rsid="0009538e" style:font-weight-asian="normal" style:font-weight-complex="normal"/>
    </style:style>
    <style:style style:name="P33" style:family="paragraph" style:parent-style-name="Standard">
      <style:paragraph-properties fo:text-align="justify" style:justify-single-word="false"/>
      <style:text-properties style:font-name="Verdana" fo:language="en" fo:country="US" fo:font-weight="normal" officeooo:rsid="0009538e" officeooo:paragraph-rsid="0009538e" style:font-weight-asian="normal" style:font-weight-complex="normal"/>
    </style:style>
    <style:style style:name="P34" style:family="paragraph" style:parent-style-name="Standard">
      <style:paragraph-properties fo:text-align="justify" style:justify-single-word="false"/>
      <style:text-properties style:font-name="Verdana" fo:language="en" fo:country="US" fo:font-weight="normal" officeooo:rsid="000b12a0" officeooo:paragraph-rsid="000b12a0" style:font-weight-asian="normal" style:font-weight-complex="normal"/>
    </style:style>
    <style:style style:name="P35" style:family="paragraph" style:parent-style-name="Standard">
      <style:paragraph-properties fo:text-align="justify" style:justify-single-word="false"/>
      <style:text-properties style:font-name="Verdana" fo:language="en" fo:country="US" fo:font-weight="normal" officeooo:rsid="000b12a0" officeooo:paragraph-rsid="000b59ed" style:font-weight-asian="normal" style:font-weight-complex="normal"/>
    </style:style>
    <style:style style:name="P36" style:family="paragraph" style:parent-style-name="Standard">
      <style:paragraph-properties fo:text-align="justify" style:justify-single-word="false"/>
      <style:text-properties style:font-name="Verdana" fo:language="en" fo:country="US" fo:font-weight="normal" officeooo:paragraph-rsid="000b2286"/>
    </style:style>
    <style:style style:name="P37" style:family="paragraph" style:parent-style-name="Standard">
      <style:paragraph-properties fo:text-align="justify" style:justify-single-word="false"/>
      <style:text-properties style:font-name="Verdana" fo:language="en" fo:country="US" fo:font-weight="normal" officeooo:rsid="000b59ed" officeooo:paragraph-rsid="000b59ed"/>
    </style:style>
    <style:style style:name="P38" style:family="paragraph" style:parent-style-name="Standard">
      <style:paragraph-properties fo:text-align="justify" style:justify-single-word="false"/>
      <style:text-properties style:font-name="Verdana" fo:language="en" fo:country="US" fo:font-weight="normal" officeooo:rsid="000b59ed" officeooo:paragraph-rsid="000d3a03"/>
    </style:style>
    <style:style style:name="T1" style:family="text">
      <style:text-properties fo:font-weight="normal" style:font-weight-asian="normal" style:font-weight-complex="normal"/>
    </style:style>
    <style:style style:name="T2" style:family="text">
      <style:text-properties fo:font-weight="normal" officeooo:rsid="000ff7aa" style:font-weight-asian="normal" style:font-weight-complex="normal"/>
    </style:style>
    <style:style style:name="T3" style:family="text">
      <style:text-properties fo:font-weight="normal" officeooo:rsid="000d3a03" style:font-weight-asian="normal" style:font-weight-complex="normal"/>
    </style:style>
    <style:style style:name="T4" style:family="text">
      <style:text-properties fo:font-weight="normal" officeooo:rsid="00227ef0" style:font-weight-asian="normal" style:font-weight-complex="normal"/>
    </style:style>
    <style:style style:name="T5" style:family="text">
      <style:text-properties fo:font-weight="normal" officeooo:rsid="001144f0" style:font-weight-asian="normal" style:font-weight-complex="normal"/>
    </style:style>
    <style:style style:name="T6" style:family="text">
      <style:text-properties fo:font-variant="normal" fo:text-transform="none" fo:color="#1d2228" fo:font-size="12pt" fo:letter-spacing="normal" fo:font-style="normal"/>
    </style:style>
    <style:style style:name="T7" style:family="text">
      <style:text-properties fo:font-variant="normal" fo:text-transform="none" fo:color="#1d2228" fo:font-size="12pt" fo:letter-spacing="normal" fo:font-style="normal" officeooo:rsid="000b8304" style:font-weight-asian="normal" style:font-weight-complex="normal"/>
    </style:style>
    <style:style style:name="T8" style:family="text">
      <style:text-properties fo:font-variant="normal" fo:text-transform="none" fo:color="#1d2228" fo:font-size="12pt" fo:letter-spacing="normal" fo:font-style="normal" officeooo:rsid="000d3a03" style:font-weight-asian="normal" style:font-weight-complex="normal"/>
    </style:style>
    <style:style style:name="T9" style:family="text">
      <style:text-properties fo:font-variant="normal" fo:text-transform="none" fo:color="#1d2228" fo:font-size="12pt" fo:letter-spacing="normal" fo:font-style="normal" officeooo:rsid="001144f0" style:font-weight-asian="normal" style:font-weight-complex="normal"/>
    </style:style>
    <style:style style:name="T10" style:family="text">
      <style:text-properties fo:font-variant="normal" fo:text-transform="none" fo:color="#1d2228" fo:font-size="12pt" fo:letter-spacing="normal" fo:font-style="normal" officeooo:rsid="001f5a39" style:font-weight-asian="normal" style:font-weight-complex="normal"/>
    </style:style>
    <style:style style:name="T11" style:family="text">
      <style:text-properties fo:font-variant="normal" fo:text-transform="none" fo:color="#1d2228" fo:font-size="12pt" fo:letter-spacing="normal" fo:font-style="normal" officeooo:rsid="001f7d86" style:font-weight-asian="normal" style:font-weight-complex="normal"/>
    </style:style>
    <style:style style:name="T12" style:family="text">
      <style:text-properties fo:font-variant="normal" fo:text-transform="none" fo:color="#1d2228" fo:font-size="12pt" fo:letter-spacing="normal" fo:font-style="normal" officeooo:rsid="0020a059" style:font-weight-asian="normal" style:font-weight-complex="normal"/>
    </style:style>
    <style:style style:name="T13" style:family="text">
      <style:text-properties fo:font-variant="normal" fo:text-transform="none" fo:color="#1d2228" fo:font-size="12pt" fo:letter-spacing="normal" fo:font-style="normal" fo:font-weight="bold" officeooo:rsid="000b59ed" style:font-weight-asian="bold" style:font-weight-complex="bold"/>
    </style:style>
    <style:style style:name="T14" style:family="text">
      <style:text-properties fo:font-variant="normal" fo:text-transform="none" fo:color="#1d2228" fo:font-size="12pt" fo:letter-spacing="normal" fo:font-style="normal" fo:font-weight="bold" officeooo:rsid="000b8304" style:font-weight-asian="bold" style:font-weight-complex="bold"/>
    </style:style>
    <style:style style:name="T15" style:family="text">
      <style:text-properties fo:font-variant="normal" fo:text-transform="none" fo:color="#1d2228" fo:font-size="12pt" fo:letter-spacing="normal" fo:font-style="normal" fo:font-weight="bold" officeooo:rsid="000d3a03" style:font-weight-asian="bold" style:font-weight-complex="bold"/>
    </style:style>
    <style:style style:name="T16" style:family="text">
      <style:text-properties fo:font-variant="normal" fo:text-transform="none" fo:color="#1d2228" fo:font-size="12pt" fo:letter-spacing="normal" fo:font-style="normal" fo:font-weight="bold" officeooo:rsid="000b2286" style:font-weight-asian="normal" style:font-weight-complex="normal"/>
    </style:style>
    <style:style style:name="T17" style:family="text">
      <style:text-properties fo:font-variant="normal" fo:text-transform="none" fo:color="#1d2228" fo:font-size="12pt" fo:letter-spacing="normal" fo:font-style="normal" fo:font-weight="bold" officeooo:rsid="000b8304" style:font-weight-asian="normal" style:font-weight-complex="normal"/>
    </style:style>
    <style:style style:name="T18" style:family="text">
      <style:text-properties fo:font-variant="normal" fo:text-transform="none" fo:color="#1d2228" fo:font-size="12pt" fo:letter-spacing="normal" fo:font-style="normal" fo:font-weight="bold" officeooo:rsid="000d3a03" style:font-style-asian="normal" style:font-weight-asian="bold" style:font-style-complex="normal" style:font-weight-complex="bold"/>
    </style:style>
    <style:style style:name="T19" style:family="text">
      <style:text-properties fo:font-variant="normal" fo:text-transform="none" fo:color="#1d2228" fo:font-size="12pt" fo:letter-spacing="normal" fo:font-style="normal" fo:font-weight="bold" officeooo:rsid="001673f2" style:font-style-asian="normal" style:font-weight-asian="bold" style:font-style-complex="normal" style:font-weight-complex="bold"/>
    </style:style>
    <style:style style:name="T20" style:family="text">
      <style:text-properties fo:font-variant="normal" fo:text-transform="none" fo:color="#1d2228" fo:font-size="12pt" fo:letter-spacing="normal" fo:font-style="normal" fo:font-weight="normal" style:font-weight-asian="normal" style:font-weight-complex="normal"/>
    </style:style>
    <style:style style:name="T21" style:family="text">
      <style:text-properties fo:font-variant="normal" fo:text-transform="none" fo:color="#1d2228" fo:font-size="12pt" fo:letter-spacing="normal" fo:font-style="normal" fo:font-weight="normal" officeooo:rsid="000d3a03" style:font-weight-asian="normal" style:font-weight-complex="normal"/>
    </style:style>
    <style:style style:name="T22" style:family="text">
      <style:text-properties fo:font-variant="normal" fo:text-transform="none" fo:color="#1d2228" fo:font-size="12pt" fo:letter-spacing="normal" fo:font-style="normal" fo:font-weight="normal" officeooo:rsid="001144f0" style:font-weight-asian="normal" style:font-weight-complex="normal"/>
    </style:style>
    <style:style style:name="T23" style:family="text">
      <style:text-properties fo:font-variant="normal" fo:text-transform="none" fo:color="#1d2228" fo:font-size="12pt" fo:letter-spacing="normal" fo:font-style="normal" fo:font-weight="normal" officeooo:rsid="0012f4e5" style:font-weight-asian="normal" style:font-weight-complex="normal"/>
    </style:style>
    <style:style style:name="T24" style:family="text">
      <style:text-properties fo:font-variant="normal" fo:text-transform="none" fo:color="#1d2228" fo:font-size="12pt" fo:letter-spacing="normal" fo:font-style="normal" fo:font-weight="normal" officeooo:rsid="00138dbc" style:font-weight-asian="normal" style:font-weight-complex="normal"/>
    </style:style>
    <style:style style:name="T25" style:family="text">
      <style:text-properties fo:font-variant="normal" fo:text-transform="none" fo:color="#1d2228" fo:font-size="12pt" fo:letter-spacing="normal" fo:font-style="normal" fo:font-weight="normal" officeooo:rsid="001673f2" style:font-weight-asian="normal" style:font-weight-complex="normal"/>
    </style:style>
    <style:style style:name="T26" style:family="text">
      <style:text-properties fo:font-variant="normal" fo:text-transform="none" fo:color="#1d2228" fo:font-size="12pt" fo:letter-spacing="normal" fo:font-style="normal" fo:font-weight="normal" officeooo:rsid="00180cb4" style:font-weight-asian="normal" style:font-weight-complex="normal"/>
    </style:style>
    <style:style style:name="T27" style:family="text">
      <style:text-properties fo:font-variant="normal" fo:text-transform="none" fo:color="#1d2228" fo:font-size="12pt" fo:letter-spacing="normal" fo:font-style="normal" fo:font-weight="normal" officeooo:rsid="0018f275" style:font-weight-asian="normal" style:font-weight-complex="normal"/>
    </style:style>
    <style:style style:name="T28" style:family="text">
      <style:text-properties fo:font-variant="normal" fo:text-transform="none" fo:color="#1d2228" fo:font-size="12pt" fo:letter-spacing="normal" fo:font-style="normal" fo:font-weight="normal" officeooo:rsid="0019a91e" style:font-weight-asian="normal" style:font-weight-complex="normal"/>
    </style:style>
    <style:style style:name="T29" style:family="text">
      <style:text-properties fo:font-variant="normal" fo:text-transform="none" fo:color="#1d2228" fo:font-size="12pt" fo:letter-spacing="normal" fo:font-style="normal" fo:font-weight="normal" officeooo:rsid="00227ef0" style:font-weight-asian="normal" style:font-weight-complex="normal"/>
    </style:style>
    <style:style style:name="T30" style:family="text">
      <style:text-properties fo:font-variant="normal" fo:text-transform="none" fo:color="#1d2228" fo:font-size="12pt" fo:letter-spacing="normal" fo:font-style="normal" fo:font-weight="normal" officeooo:rsid="0022fdac" style:font-weight-asian="normal" style:font-weight-complex="normal"/>
    </style:style>
    <style:style style:name="T31" style:family="text">
      <style:text-properties fo:font-variant="normal" fo:text-transform="none" fo:color="#1d2228" fo:font-size="12pt" fo:letter-spacing="normal" fo:font-style="normal" fo:font-weight="normal" officeooo:rsid="0024ab42" style:font-weight-asian="normal" style:font-weight-complex="normal"/>
    </style:style>
    <style:style style:name="T32" style:family="text">
      <style:text-properties fo:font-variant="normal" fo:text-transform="none" fo:color="#1d2228" fo:font-size="12pt" fo:letter-spacing="normal" fo:font-style="normal" officeooo:rsid="000d3a03"/>
    </style:style>
    <style:style style:name="T33" style:family="text">
      <style:text-properties fo:font-variant="normal" fo:text-transform="none" fo:color="#1d2228" fo:font-size="12pt" fo:letter-spacing="normal" fo:font-style="normal" officeooo:rsid="0012f4e5"/>
    </style:style>
    <style:style style:name="T34" style:family="text">
      <style:text-properties fo:font-variant="normal" fo:text-transform="none" fo:color="#1d2228" fo:font-size="12pt" fo:letter-spacing="normal" fo:font-style="normal" officeooo:rsid="001673f2"/>
    </style:style>
    <style:style style:name="T35" style:family="text">
      <style:text-properties fo:font-variant="normal" fo:text-transform="none" fo:color="#1d2228" fo:font-size="12pt" fo:letter-spacing="normal" fo:font-style="normal" officeooo:rsid="00180cb4"/>
    </style:style>
    <style:style style:name="T36" style:family="text">
      <style:text-properties fo:font-variant="normal" fo:text-transform="none" fo:color="#1d2228" fo:font-size="12pt" fo:letter-spacing="normal" fo:language="en" fo:country="US" fo:font-style="normal" style:font-weight-asian="normal" style:font-weight-complex="normal"/>
    </style:style>
    <style:style style:name="T37" style:family="text">
      <style:text-properties fo:font-variant="normal" fo:text-transform="none" fo:color="#1d2228" fo:font-size="12pt" fo:letter-spacing="normal" fo:language="en" fo:country="US" fo:font-style="normal" officeooo:rsid="000b2286" style:font-weight-asian="normal" style:font-weight-complex="normal"/>
    </style:style>
    <style:style style:name="T38" style:family="text">
      <style:text-properties fo:font-variant="normal" fo:text-transform="none" fo:color="#1d2228" fo:font-size="12pt" fo:letter-spacing="normal" fo:language="en" fo:country="US" fo:font-style="normal" officeooo:rsid="000b8304" style:font-weight-asian="normal" style:font-weight-complex="normal"/>
    </style:style>
    <style:style style:name="T39" style:family="text">
      <style:text-properties fo:font-variant="normal" fo:text-transform="none" fo:color="#1d2228" style:font-name="FreeSans" fo:font-size="12pt" fo:letter-spacing="normal" fo:language="en" fo:country="US" fo:font-style="normal" style:font-weight-asian="normal" style:font-weight-complex="normal"/>
    </style:style>
    <style:style style:name="T40" style:family="text">
      <style:text-properties fo:font-variant="normal" fo:text-transform="none" fo:color="#1d2228" style:font-name="FreeSans" fo:font-size="12pt" fo:letter-spacing="normal" fo:language="en" fo:country="US" fo:font-style="normal" officeooo:rsid="000b2286" style:font-weight-asian="normal" style:font-weight-complex="normal"/>
    </style:style>
    <style:style style:name="T41" style:family="text">
      <style:text-properties fo:font-variant="normal" fo:text-transform="none" fo:color="#1d2228" style:font-name="FreeSans" fo:font-size="12pt" fo:letter-spacing="normal" fo:language="en" fo:country="US" fo:font-style="normal" officeooo:rsid="000b8304" style:font-weight-asian="normal" style:font-weight-complex="normal"/>
    </style:style>
    <style:style style:name="T42" style:family="text">
      <style:text-properties fo:font-variant="normal" fo:text-transform="none" fo:color="#1d2228" style:font-name="Verdana" fo:font-size="12pt" fo:letter-spacing="normal" fo:language="en" fo:country="US" fo:font-style="normal" style:font-weight-asian="normal" style:font-weight-complex="normal"/>
    </style:style>
    <style:style style:name="T43" style:family="text">
      <style:text-properties fo:font-variant="normal" fo:text-transform="none" fo:color="#1d2228" style:font-name="Verdana" fo:font-size="12pt" fo:letter-spacing="normal" fo:language="en" fo:country="US" fo:font-style="normal" officeooo:rsid="000b2286" style:font-weight-asian="normal" style:font-weight-complex="normal"/>
    </style:style>
    <style:style style:name="T44" style:family="text">
      <style:text-properties fo:font-variant="normal" fo:text-transform="none" fo:color="#1d2228" style:font-name="Verdana" fo:font-size="12pt" fo:letter-spacing="normal" fo:language="en" fo:country="US" fo:font-style="normal" officeooo:rsid="000b8304" style:font-weight-asian="normal" style:font-weight-complex="normal"/>
    </style:style>
    <style:style style:name="T45" style:family="text">
      <style:text-properties fo:language="en" fo:country="US"/>
    </style:style>
    <style:style style:name="T46" style:family="text">
      <style:text-properties fo:language="en" fo:country="US" officeooo:rsid="000b2286" style:font-weight-asian="normal" style:font-weight-complex="normal"/>
    </style:style>
    <style:style style:name="T47" style:family="text">
      <style:text-properties fo:language="en" fo:country="US" officeooo:rsid="001d1ab5" style:font-weight-asian="normal" style:font-weight-complex="normal"/>
    </style:style>
    <style:style style:name="T48" style:family="text">
      <style:text-properties officeooo:rsid="001af9b4"/>
    </style:style>
    <style:style style:name="T49" style:family="text">
      <style:text-properties officeooo:rsid="00227ef0"/>
    </style:style>
    <style:style style:name="T50" style:family="text">
      <style:text-properties officeooo:rsid="000d3a03"/>
    </style:style>
    <style:style style:name="T51" style:family="text">
      <style:text-properties style:font-name="FreeSans" fo:language="en" fo:country="US"/>
    </style:style>
    <style:style style:name="T52" style:family="text">
      <style:text-properties style:font-name="FreeSans" fo:language="en" fo:country="US" officeooo:rsid="000b2286" style:font-weight-asian="normal" style:font-weight-complex="normal"/>
    </style:style>
    <style:style style:name="T53" style:family="text">
      <style:text-properties style:font-name="FreeSans" fo:language="en" fo:country="US" officeooo:rsid="001d1ab5" style:font-weight-asian="normal" style:font-weight-complex="normal"/>
    </style:style>
    <style:style style:name="T54" style:family="text">
      <style:text-properties style:font-name="Verdana" fo:language="en" fo:country="US"/>
    </style:style>
    <style:style style:name="T55" style:family="text">
      <style:text-properties style:font-name="Verdana" fo:language="en" fo:country="US" officeooo:rsid="000b2286" style:font-weight-asian="normal" style:font-weight-complex="normal"/>
    </style:style>
    <style:style style:name="T56" style:family="text">
      <style:text-properties style:font-name="Verdana" fo:language="en" fo:country="US" officeooo:rsid="001d1ab5"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L<text:span text:style-name="T48">1</text:span>030 CAPSTONE PROJECT</text:p>
      <text:p text:style-name="P21">Apply NLP Techniques to reviews of shared housing to flag any concerning comments.</text:p>
      <text:p text:style-name="P31"/>
      <text:p text:style-name="P21"><text:span text:style-name="T1">Varun </text:span><text:span text:style-name="T2">Muriyanat</text:span></text:p>
      <text:p text:style-name="P32">Silviu Druma</text:p>
      <text:p text:style-name="P33"/>
      <text:p text:style-name="P22"><text:tab/>1. Abstract</text:p>
      <text:p text:style-name="P22"/>
      <text:p text:style-name="P34"><text:tab/>Founded in 2008, Airbnb now operates in nearly 200 countries and has facilitated more than 260 million home and room rentals. </text:p>
      <text:p text:style-name="P34"><text:tab/>British lawmakers last year investigated the rise of “pop-up brothels” on rental websites such as Airbnb following reports of temporary brothels springing up across Britain. Sex traffickers in the United States are reported to have used the same tactic.</text:p>
      <text:p text:style-name="P34"/>
      <text:p text:style-name="P34"/>
      <text:p text:style-name="P34"/>
      <text:p text:style-name="P22"><text:tab/>2. Problem Statement</text:p>
      <text:p text:style-name="P34"><text:tab/></text:p>
      <text:p text:style-name="P34"><text:tab/>Toronto Police is looking to gain insight into any emerging trends regarding suspicious activity in home-sharing listings related to fraud, human sex trafficking, or any associated illegal activity in Toronto.</text:p>
      <text:p text:style-name="P1"><text:span text:style-name="T55">The data-set proposed to </text:span><text:span text:style-name="T56">be </text:span><text:span text:style-name="T55">use</text:span><text:span text:style-name="T56">d</text:span><text:span text:style-name="T55"> is public airbnb data found at </text:span><text:a xlink:type="simple" xlink:href="http://insideairbnb.com/get-the-data.html" text:style-name="Internet_20_link" text:visited-style-name="Visited_20_Internet_20_Link"><text:span text:style-name="T54">http://insideairbnb.com/get-the-data.html</text:span></text:a><text:span text:style-name="T43"> as well as data available on the Toronto Police Open Data Portal: </text:span><text:a xlink:type="simple" xlink:href="http://data.torontopolice.on.ca/" text:style-name="Internet_20_link" text:visited-style-name="Visited_20_Internet_20_Link"><text:span text:style-name="T54">http://data.torontopolice.on.ca/</text:span></text:a><text:span text:style-name="T43">.</text:span></text:p>
      <text:p text:style-name="P3"/>
      <text:p text:style-name="P3"/>
      <text:p text:style-name="P36"><text:span text:style-name="T16"><text:tab/></text:span><text:span text:style-name="T13">3. Motivation</text:span></text:p>
      <text:p text:style-name="P4"/>
      <text:p text:style-name="P4"><text:tab/>At least 2,680 slavery victims were identified by Polaris as having been trafficked at hotels and motels in the United States – mostly for sex work – between January 2015 and September 2017.</text:p>
      <text:p text:style-name="P2"><text:span text:style-name="T42">According to an article written by Globe and Mail (</text:span><text:a xlink:type="simple" xlink:href="https://www.theglobeandmail.com/news/toronto/airbnb-rentals-being-used-for-alleged-human-trafficking-toronto-police/article38066008/" text:style-name="Internet_20_link" text:visited-style-name="Visited_20_Internet_20_Link"><text:span text:style-name="T54">https://www.theglobeandmail.com/news/toronto/airbnb-rentals-being-used-for-alleged-human-trafficking-toronto-police/article38066008/</text:span></text:a><text:span text:style-name="T42">) Toronto </text:span><text:span text:style-name="T44">P</text:span><text:span text:style-name="T42">olice say a recent case of alleged human trafficking is the latest in a growing trend involving people using Airbnb rentals to conduct their illicit transactions. In the most recent case, Toronto police alleges two 18-year-old men forced a 19-year-old woman into the sex trade for more than a month, conducting most of their business at various Airbnb properties in the Greater Toronto Area. The teens are now facing a total of 58 charges, and police say the woman is receiving medical help and support for her ordeal.</text:span></text:p>
      <text:p text:style-name="P5"/>
      <text:p text:style-name="P5"/>
      <text:p text:style-name="P5"/>
      <text:p text:style-name="P37"><text:soft-page-break/><text:span text:style-name="T17"><text:tab/></text:span><text:span text:style-name="T14">4. Hypothesis</text:span></text:p>
      <text:p text:style-name="P6"/>
      <text:p text:style-name="P37"><text:span text:style-name="T7"><text:tab/>After conducting an initial interview with Toronto Police we have concluded that for the purpose of ML1030 course, the project will be mostly a </text:span><text:span text:style-name="T10">text analy</text:span><text:span text:style-name="T11">tics</text:span><text:span text:style-name="T7"> project. We are going to try and spot outliers/suspicious activity by applying </text:span><text:span text:style-name="T12">Natural Language Processing</text:span><text:span text:style-name="T7"> techniques </text:span><text:span text:style-name="T12">on</text:span><text:span text:style-name="T7"> the airbnb reviews. Beside this, we are going to try </text:span><text:span text:style-name="T8">to</text:span><text:span text:style-name="T7"> spot unusual behavior related to </text:span><text:span text:style-name="T8">airbnb rental activity.</text:span></text:p>
      <text:p text:style-name="P15"/>
      <text:p text:style-name="P37"><text:span text:style-name="T18"><text:tab/>5. Data U</text:span><text:span text:style-name="T19">n</text:span><text:span text:style-name="T18">derstanding</text:span></text:p>
      <text:p text:style-name="P7"/>
      <text:p text:style-name="P7"><text:tab/>We have downloaded <text:span text:style-name="T49">the most recent year’s</text:span> data from the <text:span text:style-name="T49">insideairbnb </text:span>URL <text:span text:style-name="T49">mentioned above</text:span>. The data is already divided <text:span text:style-name="T49">by</text:span> months and one set of data contains the following files:</text:p>
      <text:p text:style-name="P16"/>
      <text:p text:style-name="P38"><text:span text:style-name="T15">calendar.csv.gz</text:span><text:span text:style-name="T8"> <text:s/>- complete booking calendar as well as rental price for each day when the property was available for rental</text:span></text:p>
      <text:p text:style-name="P8"/>
      <text:p text:style-name="P38"><text:span text:style-name="T15">listings.csv.gz </text:span><text:span text:style-name="T8">- </text:span><text:span text:style-name="T9">detailed property listings for the entire month</text:span></text:p>
      <text:p text:style-name="P9"/>
      <text:p text:style-name="P17"><text:span text:style-name="T50">listings.csv</text:span><text:span text:style-name="T3">- </text:span><text:span text:style-name="T5">simpl</text:span><text:span text:style-name="T4">i</text:span><text:span text:style-name="T5">fied property listing – good for data visuali</text:span><text:span text:style-name="T4">z</text:span><text:span text:style-name="T5">ation</text:span></text:p>
      <text:p text:style-name="P17"><text:span text:style-name="T5"/></text:p>
      <text:p text:style-name="P23"><text:span text:style-name="T32">neighbourhoods.csv <text:s/></text:span><text:span text:style-name="T21">- </text:span><text:span text:style-name="T22">neighbo</text:span><text:span text:style-name="T29">u</text:span><text:span text:style-name="T22">rho</text:span><text:span text:style-name="T29">o</text:span><text:span text:style-name="T22">d name/group</text:span></text:p>
      <text:p text:style-name="P9"/>
      <text:p text:style-name="P17"><text:span text:style-name="T50">reviews.csv.gz</text:span><text:span text:style-name="T3"> - </text:span><text:span text:style-name="T4">detailed</text:span><text:span text:style-name="T3"> </text:span><text:span text:style-name="T5">reviews for each individual rental</text:span></text:p>
      <text:p text:style-name="P17"><text:span text:style-name="T5"/></text:p>
      <text:p text:style-name="P23"><text:span text:style-name="T32">reviews.csv –</text:span><text:span text:style-name="T21"> </text:span><text:span text:style-name="T22">date when reviews have been posted for each property</text:span></text:p>
      <text:p text:style-name="P23"><text:span text:style-name="T22"/></text:p>
      <text:p text:style-name="P8"/>
      <text:p text:style-name="P24"><text:span text:style-name="T22"/></text:p>
      <text:p text:style-name="P10"/>
      <text:p text:style-name="P10"/>
      <text:p text:style-name="P24"><text:span text:style-name="T22"><text:tab/></text:span><text:span text:style-name="T33">6. Methodology</text:span></text:p>
      <text:p text:style-name="P18"/>
      <text:p text:style-name="P24"><text:span text:style-name="T22"><text:tab/></text:span><text:span text:style-name="T23">We are going to try the following visualizations:</text:span></text:p>
      <text:p text:style-name="P11"/>
      <text:p text:style-name="P25"><text:span text:style-name="T6">a)</text:span><text:span text:style-name="T20"> check listing prices – we have noticed some properties that are priced unusually high as well as properties that have been price</text:span><text:span text:style-name="T24">d very low, </text:span><text:span text:style-name="T20"><text:s/></text:span><text:span text:style-name="T24">eg.</text:span><text:span text:style-name="T20"> $0.00</text:span></text:p>
      <text:p text:style-name="P25"><text:span text:style-name="T6">b)</text:span><text:span text:style-name="T20"> check property availability/per year – more than 200 days will constitute a red flag</text:span></text:p>
      <text:p text:style-name="P25"><text:span text:style-name="T6">c)</text:span><text:span text:style-name="T20"> try to extract meaning from property reviews and try to group properties based on most relevant </text:span><text:span text:style-name="T29">features</text:span><text:span text:style-name="T20"> extracted from listing reviews</text:span></text:p>
      <text:p text:style-name="P26"><text:span text:style-name="T6">d)</text:span><text:span text:style-name="T20"> check hosts that have listed multiple properties </text:span><text:span text:style-name="T30">across the timeline used for analysis</text:span></text:p>
      <text:p text:style-name="P25"><text:span text:style-name="T6">e)</text:span><text:span text:style-name="T20"> check if the same property is listed by multiple hosts </text:span><text:span text:style-name="T30">across the timeline used for analysis</text:span></text:p>
      <text:p text:style-name="P25"><text:soft-page-break/><text:span text:style-name="T6">f)</text:span><text:span text:style-name="T20"> group properties based on latitude and longitude and try to spot unusual behavior</text:span></text:p>
      <text:p text:style-name="P27"><text:span text:style-name="T6">g)</text:span><text:span text:style-name="T20"> if time allows, try to find properties that would be continuously listed and then taken down, this could constitute a red flag</text:span></text:p>
      <text:p text:style-name="P28"><text:span text:style-name="T6">h) </text:span><text:span text:style-name="T26">try to find out how similar property descriptions are – hopefully we can get some similarities that would allow us to find hosts using the same style in their property description</text:span></text:p>
      <text:p text:style-name="P28"><text:span text:style-name="T35">i) </text:span><text:span text:style-name="T20">if time allows try to overlay the map of suspicious property on top of crime maps (data available on Toronto Police portal)</text:span></text:p>
      <text:p text:style-name="P29"><text:span text:style-name="T35">j</text:span><text:span text:style-name="T6">)</text:span><text:span text:style-name="T20"> if time allows, try to find out if we have users that would frequently oscillate between properties (rent same properties multiple time) – this would be done using the </text:span><text:span text:style-name="T31">reviewer</text:span><text:span text:style-name="T20"> id collected from reviews – we believe this step would be useful because the </text:span><text:span text:style-name="T31">reviewers</text:span><text:span text:style-name="T20"> might be the one that is doing human trafficking behind the back of unsuspecting hosts</text:span></text:p>
      <text:p text:style-name="P12"/>
      <text:p text:style-name="P12"/>
      <text:p text:style-name="P12"/>
      <text:p text:style-name="P12"/>
      <text:p text:style-name="P19"><text:tab/>7. Expected Results</text:p>
      <text:p text:style-name="P13"/>
      <text:p text:style-name="P29"><text:span text:style-name="T25"><text:tab/>We hope to be able to visualize some pattern for points c, d, e, f, g, i. Also we would like to check why some properties as listed as $0.0, this could be the data but also could constitute a red flag. We have to check why some properties are really expensive, <text:s/>maybe they are used for money laundering. If we are going to be able to follow users (point i) we should try and get more details about this type of users. Eventually the system should try to analyze profile pictures posted by these users and try to figure out if that picture is genuine or it has been sto</text:span><text:span text:style-name="T28">len</text:span><text:span text:style-name="T25"> from internet.</text:span></text:p>
      <text:p text:style-name="P13"/>
      <text:p text:style-name="P13"/>
      <text:p text:style-name="P29"><text:span text:style-name="T25"><text:tab/></text:span><text:span text:style-name="T34">8. Timeline</text:span></text:p>
      <text:p text:style-name="P13"/>
      <text:p text:style-name="P30"><text:span text:style-name="T34">A</text:span><text:span text:style-name="T6">pr 13 </text:span><text:span text:style-name="T20"><text:s/>- points </text:span><text:span text:style-name="T6">a</text:span><text:span text:style-name="T20"> and </text:span><text:span text:style-name="T6">b</text:span><text:span text:style-name="T20"> executed by Silviu</text:span></text:p>
      <text:p text:style-name="P30"><text:span text:style-name="T20"><text:tab/> <text:s/>- point </text:span><text:span text:style-name="T6">c </text:span><text:span text:style-name="T20">executed by Varun</text:span></text:p>
      <text:p text:style-name="P14"/>
      <text:p text:style-name="P30"><text:span text:style-name="T6">Apr 27 –</text:span><text:span text:style-name="T20"> points </text:span><text:span text:style-name="T6">d</text:span><text:span text:style-name="T20">, </text:span><text:span text:style-name="T6">e</text:span><text:span text:style-name="T20"> and </text:span><text:span text:style-name="T6">f</text:span><text:span text:style-name="T20"> executed by Silviu</text:span></text:p>
      <text:p text:style-name="P30"><text:span text:style-name="T20"><text:tab/> <text:s/>- points </text:span><text:span text:style-name="T6">g</text:span><text:span text:style-name="T20"> and </text:span><text:span text:style-name="T6">h</text:span><text:span text:style-name="T20"> execute</text:span><text:span text:style-name="T27">d</text:span><text:span text:style-name="T20"> by Varun</text:span></text:p>
      <text:p text:style-name="P14"/>
      <text:p text:style-name="P30"><text:span text:style-name="T34">M</text:span><text:span text:style-name="T6">ay 11</text:span><text:span text:style-name="T20"> – point </text:span><text:span text:style-name="T6">i</text:span><text:span text:style-name="T20"> executed by Silviu</text:span></text:p>
      <text:p text:style-name="P30"><text:span text:style-name="T20"><text:tab/> <text:s text:c="2"/>- point </text:span><text:span text:style-name="T6">j</text:span><text:span text:style-name="T20"> executed by Varun</text:span></text:p>
      <text:p text:style-name="P13"/>
      <text:p text:style-name="P12"/>
      <text:p text:style-name="P10"/>
      <text:p text:style-name="P10"/>
      <text:p text:style-name="P7"/>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6:35:47.489573513</meta:creation-date>
    <dc:date>2019-03-26T19:08:01.372516966</dc:date>
    <meta:editing-duration>PT13H3M17S</meta:editing-duration>
    <meta:editing-cycles>23</meta:editing-cycles>
    <meta:generator>LibreOffice/6.0.7.3$Linux_X86_64 LibreOffice_project/00m0$Build-3</meta:generator>
    <meta:document-statistic meta:table-count="0" meta:image-count="0" meta:object-count="0" meta:page-count="3" meta:paragraph-count="45" meta:word-count="847" meta:character-count="5259" meta:non-whitespace-character-count="4412"/>
  </office:meta>
</office:document-meta>
</file>